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officeooo:rsid="001f31ab" officeooo:paragraph-rsid="001f31ab"/>
    </style:style>
    <style:style style:name="P4" style:family="paragraph" style:parent-style-name="Standard">
      <style:text-properties style:font-name="URW Chancery L" fo:font-size="18pt" fo:font-weight="bold" officeooo:rsid="00265cd7" officeooo:paragraph-rsid="00265cd7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URW Chancery L" officeooo:rsid="001f31ab" officeooo:paragraph-rsid="0018939a"/>
    </style:style>
    <style:style style:name="P6" style:family="paragraph" style:parent-style-name="Standard">
      <style:text-properties style:font-name="URW Chancery L" officeooo:rsid="00265cd7" officeooo:paragraph-rsid="00265cd7"/>
    </style:style>
    <style:style style:name="P7" style:family="paragraph" style:parent-style-name="Standard" style:list-style-name="L1">
      <style:text-properties style:font-name="URW Chancery L" officeooo:rsid="002ad80c" officeooo:paragraph-rsid="002ad80c"/>
    </style:style>
    <style:style style:name="P8" style:family="paragraph" style:parent-style-name="Standard" style:list-style-name="L1">
      <style:text-properties style:font-name="URW Chancery L" officeooo:rsid="002bf44a" officeooo:paragraph-rsid="002bf44a"/>
    </style:style>
    <style:style style:name="P9" style:family="paragraph" style:parent-style-name="Standard" style:list-style-name="L1">
      <style:text-properties officeooo:paragraph-rsid="002bf44a"/>
    </style:style>
    <style:style style:name="P10" style:family="paragraph" style:parent-style-name="Standard">
      <style:text-properties officeooo:paragraph-rsid="00265cd7"/>
    </style:style>
    <style:style style:name="T1" style:family="text">
      <style:text-properties officeooo:rsid="00243ab3"/>
    </style:style>
    <style:style style:name="T2" style:family="text">
      <style:text-properties officeooo:rsid="00265cd7"/>
    </style:style>
    <style:style style:name="T3" style:family="text">
      <style:text-properties style:font-name="URW Chancery L" officeooo:rsid="00265cd7"/>
    </style:style>
    <style:style style:name="T4" style:family="text">
      <style:text-properties style:font-name="URW Chancery L" officeooo:rsid="002921d8"/>
    </style:style>
    <style:style style:name="T5" style:family="text">
      <style:text-properties style:font-name="URW Chancery L" officeooo:rsid="002bf44a"/>
    </style:style>
    <style:style style:name="T6" style:family="text">
      <style:text-properties style:font-name="URW Chancery L" officeooo:rsid="002da3bd"/>
    </style:style>
    <style:style style:name="T7" style:family="text">
      <style:text-properties officeooo:rsid="002bf44a"/>
    </style:style>
    <style:style style:name="T8" style:family="text">
      <style:text-properties officeooo:rsid="002da3b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n Men</text:p>
      <text:p text:style-name="P1"/>
      <text:p text:style-name="P5"><text:span text:style-name="T2">1 T.<text:tab/>Oil</text:span><text:span text:style-name="T1">.</text:span></text:p>
      <text:p text:style-name="P6">8 oz.<text:tab/>Pork belly, cut into bite-sized pieces.</text:p>
      <text:p text:style-name="P6">1 T.<text:tab/>Sake.</text:p>
      <text:p text:style-name="P6">½ t.<text:tab/>Salt.</text:p>
      <text:p text:style-name="P6">3 – 4 c.<text:tab/>Assorted vegetables (Green onions, bok choy, carrots, etc.).</text:p>
      <text:p text:style-name="P6">1 t.<text:tab/>Sesame oil.</text:p>
      <text:p text:style-name="P6">2 c.<text:tab/>Chicken stock.</text:p>
      <text:p text:style-name="P6">2 c.<text:tab/>Water.</text:p>
      <text:p text:style-name="P6">1 pkt.<text:tab/>Dashi powder.</text:p>
      <text:p text:style-name="P6">1/8 t.<text:tab/>White pepper.</text:p>
      <text:p text:style-name="P10"><text:span text:style-name="T3">1 </text:span><text:span text:style-name="T4">pkt.</text:span><text:span text:style-name="T3"><text:tab/>Ramen, soup-base packet discarded.</text:span></text:p>
      <text:p text:style-name="P3"/>
      <text:list xml:id="list2807304688" text:style-name="L1">
        <text:list-item>
          <text:p text:style-name="P7">Boil water for ramen.</text:p>
        </text:list-item>
        <text:list-item>
          <text:p text:style-name="P7">Heat oil in soup pot.</text:p>
        </text:list-item>
        <text:list-item>
          <text:p text:style-name="P7">Add pork belly and brown.</text:p>
        </text:list-item>
        <text:list-item>
          <text:p text:style-name="P7">Add sake and deglaze.</text:p>
        </text:list-item>
        <text:list-item>
          <text:p text:style-name="P7">Remove pork belly.</text:p>
        </text:list-item>
        <text:list-item>
          <text:p text:style-name="P7">Add vegetables and saute <text:span text:style-name="T7">briefly.</text:span></text:p>
        </text:list-item>
        <text:list-item>
          <text:p text:style-name="P8">Add chicken stock, water, dashi powder, salt, and white pepper.</text:p>
        </text:list-item>
        <text:list-item>
          <text:p text:style-name="P8">Return pork belly to pot.</text:p>
        </text:list-item>
        <text:list-item>
          <text:p text:style-name="P8">Bring to a boil and reduce to simmer.</text:p>
        </text:list-item>
        <text:list-item>
          <text:p text:style-name="P8">Cook noodles in boiling water.</text:p>
        </text:list-item>
        <text:list-item>
          <text:p text:style-name="P8">Remove soup from heat and add sesame oil.</text:p>
        </text:list-item>
        <text:list-item>
          <text:p text:style-name="P9"><text:span text:style-name="T5">Divide noodles into 2 bowls and add </text:span><text:span text:style-name="T6">broth, pork, and vegetables</text:span><text:span text:style-name="T5">. </text:span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3-02-26T09:45:45.833206927</dc:date>
    <meta:editing-duration>PT1H10M48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40" meta:character-count="689" meta:non-whitespace-character-count="583"/>
  </office:meta>
</office:document-meta>
</file>